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paragraph-properties fo:break-before="page"/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string: 0042001800427e00</text:p>
      <text:p text:style-name="P1"/>
      <text:p text:style-name="P1">┌──────────┬───────────┬───────────────────────┐</text:p>
      <text:p text:style-name="P1">│ <text:s text:c="3"/>Hex <text:s text:c="2"/>│ <text:s text:c="2"/>Binary <text:s/>│ <text:s text:c="9"/>Rows <text:s text:c="8"/>│</text:p>
      <text:p text:style-name="P1">├──────────┼───────────┼──┬──┬──┬──┬──┬──┬──┬──┤</text:p>
      <text:p text:style-name="P1">│ <text:s text:c="3"/>00 <text:s text:c="3"/>│ 0000 0000 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3"/>42 <text:s text:c="3"/>│ 0100 0010 │ <text:s/>│██│ <text:s/>│ <text:s/>│ <text:s/>│ <text:s/>│██│ <text:s/>│</text:p>
      <text:p text:style-name="P1">├──────────┼───────────┼──┼──┼──┼──┼──┼──┼──┼──┤</text:p>
      <text:p text:style-name="P1">│ <text:s text:c="3"/>00 <text:s text:c="3"/>│ 0000 0000 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3"/>18 <text:s text:c="3"/>│ 0001 1000 │ <text:s/>│ <text:s/>│ <text:s/>│██│██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3"/>00 <text:s text:c="3"/>│ 0000 0000 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3"/>42 <text:s text:c="3"/>│ 0100 0010 │ <text:s/>│██│ <text:s/>│ <text:s/>│ <text:s/>│ <text:s/>│██│ <text:s/>│</text:p>
      <text:p text:style-name="P1">├──────────┼───────────┼──┼──┼──┼──┼──┼──┼──┼──┤</text:p>
      <text:p text:style-name="P1">│ <text:s text:c="3"/>7e <text:s text:c="3"/>│ 0111 1110 │ <text:s/>│██│██│██│██│██│██│ <text:s/>│</text:p>
      <text:p text:style-name="P1">├──────────┼───────────┼──┼──┼──┼──┼──┼──┼──┼──┤</text:p>
      <text:p text:style-name="P1">│ <text:s text:c="3"/>00 <text:s text:c="3"/>│ 0000 0000 │ <text:s/>│ <text:s/>│ <text:s/>│ <text:s/>│ <text:s/>│ <text:s/>│ <text:s/>│ <text:s/>│</text:p>
      <text:p text:style-name="P1">└──────────┴───────────┴──┴──┴──┴──┴──┴──┴──┴──┘</text:p>
      <text:p text:style-name="P1"/>
      <text:p text:style-name="P1">Frame string: 00080c3e0c080000</text:p>
      <text:p text:style-name="P1"/>
      <text:p text:style-name="P1">┌──────────┬───────────┬───────────────────────┐</text:p>
      <text:p text:style-name="P1">│ <text:s text:c="3"/>Hex <text:s text:c="2"/>│ <text:s text:c="2"/>Binary <text:s/>│ <text:s text:c="9"/>Rows <text:s text:c="8"/>│</text:p>
      <text:p text:style-name="P1">├──────────┼───────────┼──┬──┬──┬──┬──┬──┬──┬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└──────────┴───────────┴──┴──┴──┴──┴──┴──┴──┴──┘</text:p>
      <text:p text:style-name="P1"/>
      <text:p text:style-name="P1"/>
      <text:p text:style-name="P2">Frame string: </text:p>
      <text:p text:style-name="P1"/>
      <text:p text:style-name="P1">┌──────────┬───────────┬───────────────────────┐</text:p>
      <text:p text:style-name="P1">│ <text:s text:c="3"/>Hex <text:s text:c="2"/>│ <text:s text:c="2"/>Binary <text:s/>│ <text:s text:c="9"/>Rows <text:s text:c="8"/>│</text:p>
      <text:p text:style-name="P1">├──────────┼───────────┼──┬──┬──┬──┬──┬──┬──┬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██│██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██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██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██│ <text:s/>│██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██│██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├──────────┼───────────┼──┼──┼──┼──┼──┼──┼──┼──┤</text:p>
      <text:p text:style-name="P1">│ <text:s text:c="9"/>│ <text:s text:c="10"/>│ <text:s/>│ <text:s/>│ <text:s/>│ <text:s/>│ <text:s/>│ <text:s/>│ <text:s/>│ <text:s/>│</text:p>
      <text:p text:style-name="P1">└──────────┴───────────┴──┴──┴──┴──┴──┴──┴──┴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0T15:23:27.799314547</dc:date>
    <meta:editing-duration>PT1M4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2" meta:paragraph-count="60" meta:word-count="327" meta:character-count="2810" meta:non-whitespace-character-count="1943"/>
  </office:meta>
</office:document-meta>
</file>